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.341cm" svg:height="11.365cm" svg:x="0.111cm" svg:y="2.821cm">
            <draw:object draw:notify-on-update-of-ranges="Sheet1.A1:Sheet1.A6 Sheet1.B1:Sheet1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urse / demi-cour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VT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TC Hom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TC Femm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nfant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utre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 FRARY</meta:initial-creator>
    <meta:creation-date>2014-11-15T21:22:22.619681370</meta:creation-date>
    <dc:date>2014-11-15T21:42:15.461913182</dc:date>
    <dc:creator>Phil FRARY</dc:creator>
    <meta:editing-duration>PT12M15S</meta:editing-duration>
    <meta:editing-cycles>2</meta:editing-cycles>
    <meta:generator>LibreOffice/4.2.6.3$Linux_X86_64 LibreOffice_project/420$Build-3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fo:font-weight="bold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right-angled-axes="true" chart:data-label-number="percentage" chart:data-label-text="false" chart:data-label-symbol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percentage" chart:data-label-text="false" chart:data-label-symbol="true" chart:label-position="inside"/>
      <style:graphic-properties draw:stroke="none" draw:fill-color="#004586" dr3d:edge-rounding="5%"/>
      <style:text-properties fo:font-size="20pt" fo:font-weight="bold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graphic-properties draw:fill-color="#83caff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342cm" svg:height="11.366cm" xlink:href=".." xlink:type="simple" chart:class="chart:circle" chart:style-name="ch1">
        <chart:title svg:x="4.334cm" svg:y="0.362cm" chart:style-name="ch2">
          <text:p>Répartition des ventes par type</text:p>
        </chart:title>
        <chart:subtitle svg:x="6.264cm" svg:y="1.686cm" chart:style-name="ch3">
          <text:p>Bourse aux Vélos 2014</text:p>
        </chart:subtitle>
        <chart:legend chart:legend-position="end" svg:x="14.042cm" svg:y="4.139cm" style:legend-expansion="high" chart:style-name="ch4"/>
        <chart:plot-area chart:style-name="ch5" table:cell-range-address="Sheet1.A1:Sheet1.B6" chart:data-source-has-labels="column" svg:x="0.366cm" svg:y="2.766cm" svg:width="13.31cm" svg:height="8.373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66cm" svg:y="2.959cm" svg:width="13.31cm" svg:height="7.986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Sheet1.A1:Sheet1.A6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Sheet1.B1:Sheet1.B6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urse / demi-course</text:p>
                <draw:g>
                  <svg:desc>Sheet1.A1:Sheet1.A6</svg:desc>
                </draw:g>
              </table:table-cell>
              <table:table-cell office:value-type="float" office:value="19">
                <text:p>19</text:p>
                <draw:g>
                  <svg:desc>Sheet1.B1:Sheet1.B6</svg:desc>
                </draw:g>
              </table:table-cell>
            </table:table-row>
            <table:table-row>
              <table:table-cell office:value-type="string">
                <text:p>VTT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VTC Homm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VTC Femme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Enfants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Autre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